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bufMessageConverter.ProtobufMessageConverter( @ Nullable ProtobufFormatSupport formatSupport , @ Nullable ExtensionRegistry extensionRegist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tobufMessageConverter.getMessageBuilder( Class &lt; ?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tobufMessageConverter.convertToInternal( Object payload , @ Nullable MessageHeaders headers , @ Nullable Object conversionHi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otobufJavaUtilSupport.supportsWriteOnly( @ Nullable MimeType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MessageConverter.Protobuf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JavaUtilSupport.ProtobufJavaUtilSupport( @ Nullable JsonFormat . Parser parser , @ Nullable JsonFormat . Printer prin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tobufMessageConverter.ProtobufMessageConverter( ExtensionRegistry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JavaUtilSupport.print( Message message , OutputStream output , MimeType contentType , Charset char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tobufJavaUtilSupport.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MessageConverter.convertFromInternal( org . springframework . messaging . Message &lt; ? &gt; message , Class &lt; ? &gt; targetClass , @ Nullable Object conversionHi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rotobufJavaUtilSupport.merge( org . springframework . messaging . Message &lt; ? &gt; message , Charset charset , MimeType contentType , ExtensionRegistry extensionRegistry , Message . 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tobufMessageConverter.canConvertTo( Object payload , @ Nullable MessageHeaders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